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font-name-asian="Times New Roman1" style:font-name-complex="Times New Roman1"/>
    </style:style>
    <style:style style:name="P10" style:family="paragraph" style:parent-style-name="Text_20_body" style:list-style-name="L1">
      <style:text-properties style:font-name="Times New Roman" fo:language="ru" fo:country="RU"/>
    </style:style>
    <style:style style:name="P11" style:family="paragraph" style:parent-style-name="Text_20_body" style:list-style-name="L1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ru" fo:country="RU" style:font-name-asian="Times New Roman1" style:font-name-complex="Times New Roman1"/>
    </style:style>
    <style:style style:name="T4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 style:font-name-asian="Times New Roman3" style:font-name-complex="Times New Roman3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09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нормально замкнутый тип 2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2.2cm" draw:z-index="0"><draw:image xlink:href="../../odt/images/0094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6"><draw:frame draw:style-name="fr4" draw:name="Object3" text:anchor-type="as-char" svg:width="8.701cm" svg:height="1.268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Text_20_body"><text:span text:style-name="T3">где</text:span><text:span text:style-name="T1"><draw:frame draw:style-name="fr4" draw:name="Object1" text:anchor-type="as-char" svg:width="1.064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— входной сигнал блока </text:span><text:span text:style-name="T2">(</text:span><text:span text:style-name="T1">или вектор сигналов),</text:span><text:span text:style-name="T1"><draw:frame draw:style-name="fr4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— выходной сигнал блока (или вектор сигналов).</text:span></text:p>
            <text:p text:style-name="Text_20_body"><text:span text:style-name="T3">Управляющий сигнал входит в блок </text:span><text:span text:style-name="T4">снизу</text:span><text:span text:style-name="T5">. В процессе расчета изображение блока меняется, в зависимости от наличия управляющего сигнала: в нормальном положении ключ </text:span><text:span text:style-name="T4">замкнут</text:span><text:span text:style-name="T5">, при подаче управляющего сигнала ключ </text:span><text:span text:style-name="T4">разомкнут</text:span><text:span text:style-name="T5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3"><draw:frame draw:style-name="fr3" draw:name="Графический объект3" text:anchor-type="as-char" svg:width="6.35cm" svg:height="2.88cm" draw:z-index="0"><draw:image xlink:href="../../odt/images/0094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3"><draw:frame draw:style-name="fr2" draw:name="Графический объект4" text:anchor-type="as-char" svg:width="6.38cm" svg:height="2.829cm" draw:z-index="0"><draw:image xlink:href="../../odt/images/0094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4">Управляющий = 0</text:p>
                </table:table-cell>
                <table:table-cell table:style-name="Таблица1.A1" office:value-type="string">
                  <text:p text:style-name="P4">Управляющий = 1</text:p>
                </table:table-cell>
              </table:table-row>
            </table:table>
            <text:p text:style-name="Text_20_body"><text:span text:style-name="T3">Блок представляет собой субмодель (сборку). Для того чтобы посмотреть структуру алгоритма – нажмите правой кнопкой «Действия» </text:span><text:span text:style-name="T6">→</text:span><text:span text:style-name="T3"> «Войти в субмодель».</text:span></text:p>
            <text:p text:style-name="Text_20_body"><text:span text:style-name="T4">Свойства</text:span><text:span text:style-name="T3">:</text:span><text:span text:style-name="T5"> для работы блока свойства задавать не требуется.</text:span></text:p>
            <text:p text:style-name="P8">Примечания:</text:p>
            <text:list xml:id="list7862710648675561788" text:style-name="L1">
              <text:list-item>
                <text:p text:style-name="P10">По умолчанию блок формирует <text:span text:style-name="T7">скалярный</text:span> выходной сигнал.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2</dc:title>
    <dc:date>2012-03-30T16:10:55.06</dc:date>
    <meta:generator>OpenOffice_Beta/4.1.0$Win32 OpenOffice.org_project/410m14$Build-9760</meta:generator>
    <meta:editing-duration>PT1H5M10S</meta:editing-duration>
    <meta:editing-cycles>28</meta:editing-cycles>
    <meta:document-statistic meta:table-count="2" meta:image-count="4" meta:object-count="3" meta:page-count="1" meta:paragraph-count="19" meta:word-count="124" meta:character-count="848"/>
  </office:meta>
</office:document-meta>
</file>

<file path=Object 1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(t),    ~ если ~ Управляющий(t) = 0; #
alignl 0, ~ если ~ Управляющий(t) = 1;}  right none
</annotation>
  </semantics>
</math>
</file>